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10bfbd" officeooo:paragraph-rsid="0010bfbd"/>
    </style:style>
    <style:style style:name="P2" style:family="paragraph" style:parent-style-name="Text_20_body">
      <style:text-properties officeooo:rsid="0010bfbd" officeooo:paragraph-rsid="0010bfbd"/>
    </style:style>
    <style:style style:name="P3" style:family="paragraph" style:parent-style-name="Text_20_body">
      <style:text-properties officeooo:paragraph-rsid="00119153"/>
    </style:style>
    <style:style style:name="P4" style:family="paragraph" style:parent-style-name="Text_20_body">
      <style:text-properties officeooo:rsid="0011baac" officeooo:paragraph-rsid="0011baac"/>
    </style:style>
    <style:style style:name="P5" style:family="paragraph" style:parent-style-name="Title">
      <style:text-properties fo:font-size="24pt" officeooo:rsid="0010bfbd" officeooo:paragraph-rsid="0010bfbd" style:font-size-asian="24pt" style:font-size-complex="24pt"/>
    </style:style>
    <style:style style:name="T1" style:family="text">
      <style:text-properties officeooo:rsid="00119153"/>
    </style:style>
    <style:style style:name="T2" style:family="text">
      <style:text-properties officeooo:rsid="0011baa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How to Program in Assembly Language</text:p>
      <text:p text:style-name="P1">Lesson 2: Addressing Modes</text:p>
      <text:p text:style-name="P2">[Title Slide]</text:p>
      <text:p text:style-name="P3">Hi, there! This is Matt Heffernan. Welcome back to my channel. This is the second episode in my tutorial series for learning to program in 65C02 assembly language for the Commander X16. If you haven’t seen the first video and are new to assembly programming for the 6502 family (or any kind of processor), I highly recommend going back to the first episode that lays out all the basics you need to know. T<text:span text:style-name="T1">his episode is going to be about addressing modes, which I touched on briefly before, and I am going to expand on what started there. </text:span><text:span text:style-name="T2">So please, go back to my channel (and don’t forget to subscribe!) and check out that first episode if you aren’t ready to get started here.</text:span></text:p>
      <text:p text:style-name="P4">[Slide 2: Memory Map]</text:p>
      <text:p text:style-name="P4">Before we get into the different addressing modes, let’s take a look at the memory map of the Commander X16 and how that is handled by the 65C0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3T00:17:59.499055051</meta:creation-date>
    <dc:date>2020-12-13T01:52:01.203435501</dc:date>
    <meta:editing-duration>PT1H3M32S</meta:editing-duration>
    <meta:editing-cycles>2</meta:editing-cycles>
    <meta:generator>LibreOffice/6.4.6.2$Linux_X86_64 LibreOffice_project/40$Build-2</meta:generator>
    <meta:document-statistic meta:table-count="0" meta:image-count="0" meta:object-count="0" meta:page-count="1" meta:paragraph-count="6" meta:word-count="168" meta:character-count="918" meta:non-whitespace-character-count="756"/>
  </office:meta>
</office:document-meta>
</file>